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5bf5"/>
    </style:style>
    <style:style style:name="P2" style:family="paragraph" style:parent-style-name="Standard">
      <style:text-properties fo:font-size="9pt" fo:font-style="italic" officeooo:rsid="001e5bf5" officeooo:paragraph-rsid="001e5bf5" style:font-size-asian="7.84999990463257pt" style:font-style-asian="italic" style:font-size-complex="9pt" style:font-style-complex="italic"/>
    </style:style>
    <style:style style:name="T1" style:family="text">
      <style:text-properties officeooo:rsid="001e5bf5"/>
    </style:style>
    <style:style style:name="T2" style:family="text">
      <style:text-properties fo:font-size="24pt" fo:font-style="italic" officeooo:rsid="001e5bf5" style:font-size-asian="21pt" style:font-style-asian="italic" style:font-size-complex="24pt" style:font-style-complex="italic"/>
    </style:style>
    <style:style style:name="T3" style:family="text">
      <style:text-properties officeooo:rsid="001f95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Class project ---3 <text:s text:c="19"/></text:span><text:s text:c="8"/><text:span text:style-name="T3">G.SHASHANK GOYAL </text:span><text:s text:c="104"/></text:h>
      <text:p text:style-name="Text_20_body"><text:s text:c="150"/>import random </text:p>
      <text:p text:style-name="Standard"/>
      <text:p text:style-name="Standard"/>
      <text:p text:style-name="Standard">count=0 </text:p>
      <text:p text:style-name="Standard">def roll(): </text:p>
      <text:p text:style-name="Standard"><text:tab/>return random.randint(1,6 )</text:p>
      <text:p text:style-name="Standard"/>
      <text:p text:style-name="Standard">while(count&lt;=100):</text:p>
      <text:p text:style-name="Standard"><text:tab/>n=input("press r to roll the dice and q to quit the game ")</text:p>
      <text:p text:style-name="Standard"><text:tab/>if(n=='r'):</text:p>
      <text:p text:style-name="Standard"><text:tab/><text:tab/>r = roll()</text:p>
      <text:p text:style-name="Standard"><text:tab/><text:tab/>count=count+r</text:p>
      <text:p text:style-name="Standard"><text:tab/><text:tab/>print("u got " ,r ) <text:s/></text:p>
      <text:p text:style-name="Standard"><text:tab/><text:tab/>print("new position is ",count )</text:p>
      <text:p text:style-name="Standard"/>
      <text:p text:style-name="Standard"/>
      <text:p text:style-name="Standard"><text:tab/><text:tab/>if(count==8):</text:p>
      <text:p text:style-name="Standard"><text:tab/><text:tab/> <text:s text:c="2"/>count=37</text:p>
      <text:p text:style-name="Standard"><text:tab/><text:tab/> <text:s text:c="2"/>print("you got a ladder u r current position is",count)</text:p>
      <text:p text:style-name="Standard"><text:tab/><text:tab/>elif(count==13): </text:p>
      <text:p text:style-name="Standard"><text:tab/><text:tab/> <text:s text:c="4"/>count=34</text:p>
      <text:p text:style-name="Standard"><text:tab/><text:tab/> <text:s text:c="4"/>print("you got a ladder u r current position is",count) </text:p>
      <text:p text:style-name="Standard"><text:tab/><text:tab/>elif (count==25): <text:s text:c="3"/></text:p>
      <text:p text:style-name="Standard"><text:tab/><text:tab/> <text:s text:c="5"/>count=4 </text:p>
      <text:p text:style-name="Standard"><text:tab/><text:tab/> <text:s text:c="5"/>print("you had bitten by snake &amp; u r current is ",count)</text:p>
      <text:p text:style-name="Standard"><text:tab/><text:tab/>elif(count==40): <text:s text:c="2"/></text:p>
      <text:p text:style-name="Standard"><text:tab/><text:tab/> <text:s text:c="4"/>count=68</text:p>
      <text:p text:style-name="Standard"><text:tab/><text:tab/> <text:s text:c="4"/>print("you git a ladder u r current position is",count) </text:p>
      <text:p text:style-name="Standard"><text:tab/><text:tab/>elif(count==52): <text:s/></text:p>
      <text:p text:style-name="Standard"><text:tab/><text:tab/> <text:s text:c="4"/>count=81</text:p>
      <text:p text:style-name="Standard"><text:tab/><text:tab/> <text:s text:c="4"/>print("you git a ladder u r current position is",count)</text:p>
      <text:p text:style-name="Standard"><text:tab/><text:tab/>elif(count==65): <text:s text:c="3"/></text:p>
      <text:p text:style-name="Standard"><text:tab/><text:tab/> <text:s text:c="4"/>count=46</text:p>
      <text:p text:style-name="Standard"><text:tab/><text:tab/> <text:s text:c="4"/>print("you had bitten by snake &amp; u r current is ",count)</text:p>
      <text:p text:style-name="Standard"><text:tab/><text:tab/>elif(count==76): <text:s/></text:p>
      <text:p text:style-name="Standard"><text:tab/><text:tab/> <text:s text:c="4"/>count=97</text:p>
      <text:p text:style-name="Standard"><text:tab/><text:tab/> <text:s text:c="4"/>print("you git a ladder u r current position is",count)</text:p>
      <text:p text:style-name="Standard"><text:tab/><text:tab/>elif(count==89): <text:s text:c="2"/></text:p>
      <text:p text:style-name="Standard"><text:tab/><text:tab/> <text:s text:c="3"/>count=70</text:p>
      <text:p text:style-name="Standard"><text:tab/><text:tab/> <text:s text:c="3"/>print("you had bitten by snake &amp; u r current is ",count)</text:p>
      <text:p text:style-name="Standard"><text:tab/><text:tab/>elif(count==93): <text:s text:c="3"/></text:p>
      <text:p text:style-name="Standard"><text:tab/><text:tab/> <text:s text:c="4"/>count=74</text:p>
      <text:p text:style-name="Standard"><text:tab/><text:tab/> <text:s text:c="4"/>print("you had bitten by snake &amp; u r current is ",count)</text:p>
      <text:p text:style-name="Standard"><text:tab/><text:tab/>elif(count==100):</text:p>
      <text:p text:style-name="Standard"><text:tab/><text:tab/><text:tab/>print("you won the game ")</text:p>
      <text:p text:style-name="Standard"><text:tab/><text:tab/><text:tab/>break </text:p>
      <text:p text:style-name="Standard"><text:tab/><text:tab/>if(count+r&gt;100):</text:p>
      <text:p text:style-name="Standard"><text:tab/><text:tab/> <text:s text:c="2"/>count=count-r </text:p>
      <text:p text:style-name="Standard"><text:tab/><text:tab/> <text:s text:c="2"/>print("you can't go forward throw the dice again////") <text:s text:c="2"/></text:p>
      <text:p text:style-name="Standard"><text:s/><text:span text:style-name="T2">out put </text:span></text:p>
      <text:p text:style-name="P2">cl211@soetcse:~/shashankgoyal$ python3 snakelader\ game.py </text:p>
      <text:p text:style-name="P2">press r to roll the dice and q to quit the game r</text:p>
      <text:p text:style-name="P2"><text:soft-page-break/>u got <text:s/>5</text:p>
      <text:p text:style-name="P2">new position is <text:s/>5</text:p>
      <text:p text:style-name="P2">press r to roll the dice and q to quit the game r</text:p>
      <text:p text:style-name="P2">u got <text:s/>5</text:p>
      <text:p text:style-name="P2">new position is <text:s/>10</text:p>
      <text:p text:style-name="P2">press r to roll the dice and q to quit the game r</text:p>
      <text:p text:style-name="P2">u got <text:s/>1</text:p>
      <text:p text:style-name="P2">new position is <text:s/>11</text:p>
      <text:p text:style-name="P2">press r to roll the dice and q to quit the game r</text:p>
      <text:p text:style-name="P2">u got <text:s/>2</text:p>
      <text:p text:style-name="P2">new position is <text:s/>13</text:p>
      <text:p text:style-name="P2">you got a ladder u r current position is 34</text:p>
      <text:p text:style-name="P2">press r to roll the dice and q to quit the game r</text:p>
      <text:p text:style-name="P2">u got <text:s/>2</text:p>
      <text:p text:style-name="P2">new position is <text:s/>36</text:p>
      <text:p text:style-name="P2">press r to roll the dice and q to quit the game r</text:p>
      <text:p text:style-name="P2">u got <text:s/>1</text:p>
      <text:p text:style-name="P2">new position is <text:s/>37</text:p>
      <text:p text:style-name="P2">press r to roll the dice and q to quit the game r</text:p>
      <text:p text:style-name="P2">u got <text:s/>5</text:p>
      <text:p text:style-name="P2">new position is <text:s/>42</text:p>
      <text:p text:style-name="P2">press r to roll the dice and q to quit the game r</text:p>
      <text:p text:style-name="P2">u got <text:s/>2</text:p>
      <text:p text:style-name="P2">new position is <text:s/>44</text:p>
      <text:p text:style-name="P2">press r to roll the dice and q to quit the game r</text:p>
      <text:p text:style-name="P2">u got <text:s/>2</text:p>
      <text:p text:style-name="P2">new position is <text:s/>46</text:p>
      <text:p text:style-name="P2">press r to roll the dice and q to quit the game r</text:p>
      <text:p text:style-name="P2">u got <text:s/>2</text:p>
      <text:p text:style-name="P2">new position is <text:s/>48</text:p>
      <text:p text:style-name="P2">press r to roll the dice and q to quit the game r</text:p>
      <text:p text:style-name="P2">u got <text:s/>2</text:p>
      <text:p text:style-name="P2">new position is <text:s/>50</text:p>
      <text:p text:style-name="P2">press r to roll the dice and q to quit the game r</text:p>
      <text:p text:style-name="P2">u got <text:s/>5</text:p>
      <text:p text:style-name="P2">new position is <text:s/>55</text:p>
      <text:p text:style-name="P2">press r to roll the dice and q to quit the game r</text:p>
      <text:p text:style-name="P2">u got <text:s/>5</text:p>
      <text:p text:style-name="P2">new position is <text:s/>60</text:p>
      <text:p text:style-name="P2">press r to roll the dice and q to quit the game r</text:p>
      <text:p text:style-name="P2">u got <text:s/>2</text:p>
      <text:p text:style-name="P2">new position is <text:s/>62</text:p>
      <text:p text:style-name="P2">press r to roll the dice and q to quit the game r</text:p>
      <text:p text:style-name="P2">u got <text:s/>3</text:p>
      <text:p text:style-name="P2">new position is <text:s/>65</text:p>
      <text:p text:style-name="P2">you had bitten by snake &amp; u r current is <text:s/>46</text:p>
      <text:p text:style-name="P2">press r to roll the dice and q to quit the game r</text:p>
      <text:p text:style-name="P2">u got <text:s/>1</text:p>
      <text:p text:style-name="P2">new position is <text:s/>47</text:p>
      <text:p text:style-name="P2">press r to roll the dice and q to quit the game rr</text:p>
      <text:p text:style-name="P2">press r to roll the dice and q to quit the game r</text:p>
      <text:p text:style-name="P2">u got <text:s/>5</text:p>
      <text:p text:style-name="P2">new position is <text:s/>52</text:p>
      <text:p text:style-name="P2">you git a ladder u r current position is 81</text:p>
      <text:p text:style-name="P2">press r to roll the dice and q to quit the game r</text:p>
      <text:p text:style-name="P2">u got <text:s/>3</text:p>
      <text:p text:style-name="P2">new position is <text:s/>84</text:p>
      <text:p text:style-name="P2">press r to roll the dice and q to quit the game r</text:p>
      <text:p text:style-name="P2">u got <text:s/>6</text:p>
      <text:p text:style-name="P2">new position is <text:s/>90</text:p>
      <text:p text:style-name="P2">press r to roll the dice and q to quit the game r</text:p>
      <text:p text:style-name="P2">u got <text:s/>6</text:p>
      <text:p text:style-name="P2">new position is <text:s/>96</text:p>
      <text:p text:style-name="P2">you can't go forward throw the dice again////</text:p>
      <text:p text:style-name="P2">press r to roll the dice and q to quit the game r</text:p>
      <text:p text:style-name="P2">u got <text:s/>1</text:p>
      <text:p text:style-name="P2">new position is <text:s/>91</text:p>
      <text:p text:style-name="P2">press r to roll the dice and q to quit the game r</text:p>
      <text:p text:style-name="P2">u got <text:s/>6</text:p>
      <text:p text:style-name="P2">new position is <text:s/>97</text:p>
      <text:p text:style-name="P2">you can't go forward throw the dice again////</text:p>
      <text:p text:style-name="P2">press r to roll the dice and q to quit the game r</text:p>
      <text:p text:style-name="P2">u got <text:s/>5</text:p>
      <text:p text:style-name="P2">new position is <text:s/>96</text:p>
      <text:p text:style-name="P2">you can't go forward throw the dice again////</text:p>
      <text:p text:style-name="P2">press r to roll the dice and q to quit the game r</text:p>
      <text:p text:style-name="P2"><text:soft-page-break/>u got <text:s/>6</text:p>
      <text:p text:style-name="P2">new position is <text:s/>97</text:p>
      <text:p text:style-name="P2">you can't go forward throw the dice again////</text:p>
      <text:p text:style-name="P2">press r to roll the dice and q to quit the game r</text:p>
      <text:p text:style-name="P2">u got <text:s/>3</text:p>
      <text:p text:style-name="P2">new position is <text:s/>94</text:p>
      <text:p text:style-name="P2">press r to roll the dice and q to quit the game r</text:p>
      <text:p text:style-name="P2">u got <text:s/>3</text:p>
      <text:p text:style-name="P2">new position is <text:s/>97</text:p>
      <text:p text:style-name="P2">press r to roll the dice and q to quit the game r</text:p>
      <text:p text:style-name="P2">u got <text:s/>2</text:p>
      <text:p text:style-name="P2">new position is <text:s/>99</text:p>
      <text:p text:style-name="P2">you can't go forward throw the dice again////</text:p>
      <text:p text:style-name="P2">press r to roll the dice and q to quit the game r</text:p>
      <text:p text:style-name="P2">u got <text:s/>2</text:p>
      <text:p text:style-name="P2">new position is <text:s/>99</text:p>
      <text:p text:style-name="P2">you can't go forward throw the dice again////</text:p>
      <text:p text:style-name="P2">press r to roll the dice and q to quit the game r</text:p>
      <text:p text:style-name="P2">u got <text:s/>2</text:p>
      <text:p text:style-name="P2">new position is <text:s/>99</text:p>
      <text:p text:style-name="P2">you can't go forward throw the dice again////</text:p>
      <text:p text:style-name="P2">press r to roll the dice and q to quit the game r</text:p>
      <text:p text:style-name="P2">u got <text:s/>1</text:p>
      <text:p text:style-name="P2">new position is <text:s/>98</text:p>
      <text:p text:style-name="P2">press r to roll the dice and q to quit the game r</text:p>
      <text:p text:style-name="P2">u got <text:s/>2</text:p>
      <text:p text:style-name="P2">new position is <text:s/>100</text:p>
      <text:p text:style-name="P2">you won the ga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8:36:55.229525118</meta:creation-date>
    <dc:date>2018-09-28T09:44:23.281712515</dc:date>
    <meta:editing-duration>PT3M25S</meta:editing-duration>
    <meta:editing-cycles>1</meta:editing-cycles>
    <meta:document-statistic meta:table-count="0" meta:image-count="0" meta:object-count="0" meta:page-count="3" meta:paragraph-count="152" meta:word-count="898" meta:character-count="4523" meta:non-whitespace-character-count="3222"/>
    <meta:generator>LibreOffice/6.0.3.2$Linux_X86_64 LibreOffice_project/00m0$Build-2</meta:generator>
  </office:meta>
</office:document-meta>
</file>